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.899cm" svg:height="3.756cm" svg:x="16.829cm" svg:y="16.722cm" draw:caption-point-x="-0.61cm" draw:caption-point-y="1.51c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3.01029995663981" calcext:value-type="float">
            <text:p>3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SUM([.C35:.C39])+10*LOG10([.C33]/[.C34])" office:value-type="float" office:value="1.60273974566038" calcext:value-type="float">
            <text:p>1.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ofdm 2020A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A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xperimental waveform without FEC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([.C16]+[.C17])*[.C28]" office:value-type="float" office:value="176" calcext:value-type="float">
            <text:p>1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8]+[.C16]+[.C17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8]/[.C32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1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8]/[.C21]" office:value-type="float" office:value="1955.55555555556" calcext:value-type="float">
            <text:p>1,955.56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9]-1)*[.C30]" office:value-type="float" office:value="88" calcext:value-type="float">
            <text:p>88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1]*[.C28]" office:value-type="float" office:value="176" calcext:value-type="float">
            <text:p>17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4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4]+[.C35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6]*[.C29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0]*[.C33]*[.C28]" office:value-type="float" office:value="3142.85714285714" calcext:value-type="float">
            <text:p>3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41]+10*LOG10([.C28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9]/([.C29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6]/[.C34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/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/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0]/[.C34]" office:value-type="float" office:value="1571.42857142857" calcext:value-type="float">
            <text:p>1571</text:p>
          </table:table-cell>
          <table:table-cell/>
          <table:table-cell office:value-type="string" calcext:value-type="string">
            <text:p>Just as wide as 2020 due to high 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number:min-decimal-places="11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07:26:56.831235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1-12-28T08:02:11.007149014</dc:date>
    <meta:editing-duration>P3DT15H27M35S</meta:editing-duration>
    <meta:editing-cycles>78</meta:editing-cycles>
    <meta:generator>LibreOffice/7.2.4.1$Linux_X86_64 LibreOffice_project/b8e68b5bf61ce56d972a163ea31a18aecdcd64cd</meta:generator>
    <meta:document-statistic meta:table-count="9" meta:cell-count="767" meta:object-count="0"/>
  </office:meta>
</office:document-meta>
</file>